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3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 style:data-style-name="N109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ce2"/>
        <table:table-column table:style-name="co1" table:number-columns-repeated="5" table:default-cell-style-name="Default"/>
        <table:table-row table:style-name="ro1">
          <table:table-cell office:value-type="string">
            <text:p>CALL</text:p>
          </table:table-cell>
          <table:table-cell table:number-columns-repeated="10"/>
        </table:table-row>
        <table:table-row table:style-name="ro1">
          <table:table-cell office:value-type="string">
            <text:p>0 meses</text:p>
          </table:table-cell>
          <table:table-cell office:value-type="string">
            <text:p>6 meses</text:p>
          </table:table-cell>
          <table:table-cell office:value-type="string">
            <text:p>12 meses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3" office:value-type="string" table:number-columns-spanned="2" table:number-rows-spanned="1">
            <text:p>DATOS</text:p>
          </table:table-cell>
          <table:covered-table-cell/>
          <table:table-cell table:number-columns-repeated="4"/>
        </table:table-row>
        <table:table-row table:style-name="ro2">
          <table:table-cell table:style-name="ce1" table:number-columns-repeated="2"/>
          <table:table-cell table:style-name="ce1" table:formula="of:=[.B6]*[.$G$4]" office:value-type="float" office:value="120.2145">
            <text:p>120.21</text:p>
          </table:table-cell>
          <table:table-cell table:number-columns-repeated="2"/>
          <table:table-cell office:value-type="string">
            <text:p>u:</text:p>
          </table:table-cell>
          <table:table-cell table:style-name="ce4" office:value-type="float" office:value="1.07">
            <text:p>1.070</text:p>
          </table:table-cell>
          <table:table-cell table:number-columns-repeated="4"/>
        </table:table-row>
        <table:table-row table:style-name="ro2">
          <table:table-cell table:style-name="ce1" table:number-columns-repeated="2"/>
          <table:table-cell table:style-name="ce1" table:formula="of:=MAX([.C4]-[.$G$7];0)" office:value-type="float" office:value="10.2145">
            <text:p>10.21</text:p>
          </table:table-cell>
          <table:table-cell table:number-columns-repeated="2"/>
          <table:table-cell office:value-type="string">
            <text:p>d:</text:p>
          </table:table-cell>
          <table:table-cell table:style-name="ce4" table:formula="of:=1/[.G4]" office:value-type="float" office:value="0.934579439252336">
            <text:p>0.935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1" table:formula="of:=[.A8]*[.$G$4]" office:value-type="float" office:value="112.35">
            <text:p>112.35</text:p>
          </table:table-cell>
          <table:table-cell table:style-name="ce1"/>
          <table:table-cell table:number-columns-repeated="2"/>
          <table:table-cell office:value-type="string">
            <text:p>r:</text:p>
          </table:table-cell>
          <table:table-cell table:style-name="ce4" office:value-type="float" office:value="0.1">
            <text:p>0.100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table:formula="of:=([.C5]*[.G9]+[.C9]*[.G10])*[.G11]" office:value-type="float" office:value="8.37254688362636">
            <text:p>8.37</text:p>
          </table:table-cell>
          <table:table-cell table:style-name="ce1"/>
          <table:table-cell table:number-columns-repeated="2"/>
          <table:table-cell office:value-type="string">
            <text:p>X:</text:p>
          </table:table-cell>
          <table:table-cell table:style-name="ce4" office:value-type="float" office:value="110">
            <text:p>110.000</text:p>
          </table:table-cell>
          <table:table-cell table:number-columns-repeated="4"/>
        </table:table-row>
        <table:table-row table:style-name="ro1">
          <table:table-cell table:style-name="ce1" office:value-type="float" office:value="105">
            <text:p>105.00</text:p>
          </table:table-cell>
          <table:table-cell table:style-name="ce1"/>
          <table:table-cell table:style-name="ce1" table:formula="of:=[.B10]*[.$G$4]" office:value-type="float" office:value="105">
            <text:p>105.00</text:p>
          </table:table-cell>
          <table:table-cell table:number-columns-repeated="2"/>
          <table:table-cell office:value-type="string">
            <text:p>S0:</text:p>
          </table:table-cell>
          <table:table-cell table:style-name="ce4" office:value-type="float" office:value="105">
            <text:p>105.000</text:p>
          </table:table-cell>
          <table:table-cell table:number-columns-repeated="4"/>
        </table:table-row>
        <table:table-row table:style-name="ro2">
          <table:table-cell table:style-name="ce1" table:formula="of:=([.B7]*[.G9]+[.B11]*[.G10])*[.G11]" office:value-type="float" office:value="6.86274818331992">
            <text:p>6.86</text:p>
          </table:table-cell>
          <table:table-cell table:style-name="ce1"/>
          <table:table-cell table:style-name="ce1" table:formula="of:=MAX([.C8]-[.$G$7];0)" office:value-type="float" office:value="0">
            <text:p>0.00</text:p>
          </table:table-cell>
          <table:table-cell table:number-columns-repeated="2"/>
          <table:table-cell office:value-type="string">
            <text:p>p:</text:p>
          </table:table-cell>
          <table:table-cell table:style-name="ce4" table:formula="of:=(EXP([.G6]*6/12)-[.G5])/([.G4]-[.G5])" office:value-type="float" office:value="0.861698227207355">
            <text:p>0.862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1" table:formula="of:=[.A8]*[.$G$5]" office:value-type="float" office:value="98.1308411214953">
            <text:p>98.13</text:p>
          </table:table-cell>
          <table:table-cell table:style-name="ce1"/>
          <table:table-cell table:number-columns-repeated="2"/>
          <table:table-cell office:value-type="string">
            <text:p>q:</text:p>
          </table:table-cell>
          <table:table-cell table:style-name="ce4" table:formula="of:=1-[.G9]" office:value-type="float" office:value="0.138301772792645">
            <text:p>0.138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table:formula="of:=([.C9]*[.G9]+[.C13]*[.G10])*[.G11]" office:value-type="float" office:value="0">
            <text:p>0.00</text:p>
          </table:table-cell>
          <table:table-cell table:style-name="ce1"/>
          <table:table-cell table:number-columns-repeated="2"/>
          <table:table-cell office:value-type="string">
            <text:p>presente(6meses)</text:p>
          </table:table-cell>
          <table:table-cell table:style-name="ce4" table:formula="of:=EXP(-[.G6]*6/12)" office:value-type="float" office:value="0.951229424500714">
            <text:p>0.951</text:p>
          </table:table-cell>
          <table:table-cell table:number-columns-repeated="4"/>
        </table:table-row>
        <table:table-row table:style-name="ro1">
          <table:table-cell table:style-name="ce1" table:number-columns-repeated="2"/>
          <table:table-cell table:style-name="ce1" table:formula="of:=[.B10]*[.$G$5]" office:value-type="float" office:value="91.7110664686872">
            <text:p>91.71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style-name="ce1" table:formula="of:=MAX([.C12]-[.$G$7];0)" office:value-type="float" office:value="0">
            <text:p>0.00</text:p>
          </table:table-cell>
          <table:table-cell table:number-columns-repeated="2"/>
          <table:table-cell office:value-type="string">
            <text:p>El precio en el mercado es de $7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Delta*S-f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5"/>
          <table:table-cell office:value-type="string">
            <text:p>Call</text:p>
          </table:table-cell>
          <table:table-cell office:value-type="string">
            <text:p>Activo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HOY</text:p>
          </table:table-cell>
          <table:table-cell office:value-type="string">
            <text:p>Vendo un Call</text:p>
          </table:table-cell>
          <table:table-cell office:value-type="string">
            <text:p>Compro Delta1 Acciones</text:p>
          </table:table-cell>
          <table:table-cell table:number-columns-repeated="2"/>
          <table:table-cell office:value-type="string">
            <text:p>Delta1:</text:p>
          </table:table-cell>
          <table:table-cell table:formula="of:=([.B7]-[.B11])/([.B6]-[.B10])" office:value-type="float" office:value="0.588821529822222">
            <text:p>0.588821529822222</text:p>
          </table:table-cell>
        </table:table-row>
        <table:table-row table:style-name="ro1">
          <table:table-cell table:number-columns-repeated="5"/>
          <table:table-cell office:value-type="string">
            <text:p>Recibo $7</text:p>
          </table:table-cell>
          <table:table-cell table:formula="of:=[.K17]*[.A8]" office:value-type="float" office:value="61.8262606313333">
            <text:p>61.826260631333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Desembolso/pido prestado 61.8-7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.G18]-7" office:value-type="float" office:value="54.8262606313333">
            <text:p>54.826260631333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A un año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4"/>
          <table:table-cell office:value-type="string">
            <text:p>6 MESES (suponiendo que subio)</text:p>
          </table:table-cell>
          <table:table-cell table:number-columns-repeated="4"/>
          <table:table-cell office:value-type="string">
            <text:p>Delta2:</text:p>
          </table:table-cell>
          <table:table-cell table:formula="of:=([.C5]-[.C9])/([.C4]-[.C8])" office:value-type="float" office:value="0.671366130993461">
            <text:p>0.671366130993461</text:p>
          </table:table-cell>
        </table:table-row>
        <table:table-row table:style-name="ro1">
          <table:table-cell table:number-columns-repeated="6"/>
          <table:table-cell office:value-type="string">
            <text:p>Necesito Delta2 acciones y ya tengo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Deta1, entonces compro Delta2-Delta1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.K23]-[.K17]" office:value-type="float" office:value="0.0825446011712389">
            <text:p>0.0825446011712389</text:p>
          </table:table-cell>
          <table:table-cell office:value-type="string">
            <text:p>en el precio del mercado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26]*[.B6]" office:value-type="float" office:value="9.27388594158869">
            <text:p>9.27388594158869</text:p>
          </table:table-cell>
          <table:table-cell office:value-type="string">
            <text:p>Lo pido prestado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12 MESES(Escenario Sube)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5"/>
          <table:table-cell office:value-type="string">
            <text:p>Vendi el derecho a comprar</text:p>
          </table:table-cell>
          <table:table-cell office:value-type="string">
            <text:p>Vendo mis acciones y recib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Voy al mercado y compro el activo en</text:p>
          </table:table-cell>
          <table:table-cell/>
          <table:table-cell table:formula="of:=[.K23]*[.C4]" office:value-type="float" office:value="80.7079437543134">
            <text:p>80.7079437543134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]" office:value-type="float" office:value="120.2145">
            <text:p>120.214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Me lo compran en 110</text:p>
          </table:table-cell>
          <table:table-cell office:value-type="string">
            <text:p>Pago mi deuda de 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diferencia de:</text:p>
          </table:table-cell>
          <table:table-cell/>
          <table:table-cell office:value-type="string">
            <text:p>54.82*e^.1=</text:p>
          </table:table-cell>
          <table:table-cell table:formula="of:=[.G20]*EXP([.G6])" office:value-type="float" office:value="60.5923887965853">
            <text:p>60.592388796585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110-[.F33]" office:value-type="float" office:value="-10.2145">
            <text:p>-10.2145</text:p>
          </table:table-cell>
          <table:table-cell/>
          <table:table-cell office:value-type="string">
            <text:p>9.27*e^(.1/2)=</text:p>
          </table:table-cell>
          <table:table-cell table:formula="of:=[.G27]*EXP(0.05)" office:value-type="float" office:value="9.74936824148013">
            <text:p>9.7493682414801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TOTAL:</text:p>
          </table:table-cell>
          <table:table-cell table:formula="of:=[.I35]+[.I36]" office:value-type="float" office:value="70.3417570380655">
            <text:p>70.341757038065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ME QUEDO CON</text:p>
          </table:table-cell>
          <table:table-cell table:formula="of:=[.H32]+[.F36]-[.H37]" office:value-type="float" office:value="0.15168671624788">
            <text:p>0.1516867162478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12 MESES(Escenario Baja)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Expira sin ser ejercido</text:p>
          </table:table-cell>
          <table:table-cell office:value-type="string">
            <text:p>Vendo mis acciones y recibo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.K23]*[.C8]" office:value-type="float" office:value="70.4934437543134">
            <text:p>70.4934437543134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Pago mi deuda de 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.H37]" office:value-type="float" office:value="70.3417570380655">
            <text:p>70.3417570380655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ME QUEDO CON</text:p>
          </table:table-cell>
          <table:table-cell table:formula="of:=[.G44]-[.G46]" office:value-type="float" office:value="0.15168671624788">
            <text:p>0.15168671624788</text:p>
          </table:table-cell>
          <table:table-cell table:number-columns-repeated="4"/>
        </table:table-row>
        <table:table-row table:style-name="ro1" table:number-rows-repeated="104852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5" number:min-integer-digits="1"/>
    </number:number-style>
    <number:number-style style:name="N107">
      <number:number number:decimal-places="6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9">09/05/2010</text:date>, <text:time>14:0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09T13:46:54</meta:creation-date>
    <dc:date>2010-05-09T14:04:47</dc:date>
    <meta:editing-duration>PT00H17M54S</meta:editing-duration>
    <meta:editing-cycles>8</meta:editing-cycles>
    <meta:generator>OpenOffice.org/3.2$Unix OpenOffice.org_project/320m12$Build-9483</meta:generator>
    <meta:document-statistic meta:table-count="3" meta:cell-count="82" meta:object-count="0"/>
  </office:meta>
</office:document-meta>
</file>